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Arial1" svg:font-family="Arial"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d8ccd" officeooo:paragraph-rsid="000d8ccd"/>
    </style:style>
    <style:style style:name="P2" style:family="paragraph" style:parent-style-name="Text_20_body">
      <style:paragraph-properties fo:text-align="justify" style:justify-single-word="false"/>
      <style:text-properties officeooo:paragraph-rsid="000e014c"/>
    </style:style>
    <style:style style:name="P3" style:family="paragraph" style:parent-style-name="Text_20_body">
      <style:paragraph-properties fo:text-align="justify" style:justify-single-word="false"/>
      <style:text-properties officeooo:rsid="000e014c" officeooo:paragraph-rsid="000e014c"/>
    </style:style>
    <style:style style:name="P4" style:family="paragraph" style:parent-style-name="Text_20_body">
      <style:paragraph-properties fo:text-align="justify" style:justify-single-word="false"/>
      <style:text-properties officeooo:rsid="000e4172" officeooo:paragraph-rsid="000e4172"/>
    </style:style>
    <style:style style:name="P5" style:family="paragraph" style:parent-style-name="Subtitle">
      <style:paragraph-properties fo:text-align="start" style:justify-single-word="false"/>
      <style:text-properties officeooo:paragraph-rsid="001082c9"/>
    </style:style>
    <style:style style:name="P6" style:family="paragraph" style:parent-style-name="Heading_20_2">
      <style:paragraph-properties fo:text-align="justify" style:justify-single-word="false"/>
      <style:text-properties officeooo:rsid="000e014c" officeooo:paragraph-rsid="000e014c"/>
    </style:style>
    <style:style style:name="P7" style:family="paragraph" style:parent-style-name="Text_20_body">
      <style:paragraph-properties fo:text-align="justify" style:justify-single-word="false"/>
      <style:text-properties officeooo:rsid="000e014c" officeooo:paragraph-rsid="000e014c"/>
    </style:style>
    <style:style style:name="P8" style:family="paragraph" style:parent-style-name="Text_20_body">
      <style:paragraph-properties fo:text-align="justify" style:justify-single-word="false"/>
      <style:text-properties officeooo:rsid="000e014c" officeooo:paragraph-rsid="000ea3bc"/>
    </style:style>
    <style:style style:name="P9" style:family="paragraph" style:parent-style-name="Text_20_body" style:list-style-name="L1">
      <style:paragraph-properties fo:text-align="justify" style:justify-single-word="false"/>
      <style:text-properties style:font-name="Times New Roman" fo:font-size="12pt" officeooo:rsid="000e4172" officeooo:paragraph-rsid="000e4172" style:font-size-asian="12pt" style:font-size-complex="12pt"/>
    </style:style>
    <style:style style:name="P10" style:family="paragraph" style:parent-style-name="Text_20_body" style:list-style-name="L1">
      <style:text-properties style:font-name="Times New Roman" fo:font-size="12pt" officeooo:paragraph-rsid="000e4172" style:font-size-asian="12pt" style:font-size-complex="12pt"/>
    </style:style>
    <style:style style:name="P11" style:family="paragraph" style:parent-style-name="Text_20_body" style:list-style-name="L1">
      <style:paragraph-properties fo:text-align="justify" style:justify-single-word="false"/>
      <style:text-properties style:font-name="Times New Roman" fo:font-size="12pt" officeooo:rsid="000ea3bc" officeooo:paragraph-rsid="000ea3bc" style:font-size-asian="12pt" style:font-size-complex="12pt"/>
    </style:style>
    <style:style style:name="P12" style:family="paragraph" style:parent-style-name="Text_20_body" style:list-style-name="L1">
      <style:paragraph-properties fo:text-align="justify" style:justify-single-word="false"/>
      <style:text-properties style:font-name="Times New Roman" fo:font-size="12pt" officeooo:rsid="001130c7" officeooo:paragraph-rsid="001130c7" style:font-size-asian="12pt" style:font-size-complex="12pt"/>
    </style:style>
    <style:style style:name="P13" style:family="paragraph" style:parent-style-name="Text_20_body" style:list-style-name="L1">
      <style:paragraph-properties fo:text-align="justify" style:justify-single-word="false"/>
      <style:text-properties style:font-name="Times New Roman" fo:font-size="12pt" fo:font-style="italic" officeooo:rsid="001130c7" officeooo:paragraph-rsid="001130c7" style:font-size-asian="12pt" style:font-style-asian="italic" style:font-size-complex="12pt" style:font-style-complex="italic"/>
    </style:style>
    <style:style style:name="P14" style:family="paragraph" style:parent-style-name="Text_20_body" style:list-style-name="L1">
      <style:text-properties style:font-name="Times New Roman" fo:font-size="12pt" fo:font-style="italic" officeooo:rsid="001130c7" officeooo:paragraph-rsid="001130c7" style:font-size-asian="12pt" style:font-style-asian="italic" style:font-size-complex="12pt" style:font-style-complex="italic"/>
    </style:style>
    <style:style style:name="P15" style:family="paragraph" style:parent-style-name="Text_20_body" style:list-style-name="L1">
      <style:paragraph-properties fo:text-align="justify" style:justify-single-word="false"/>
      <style:text-properties style:font-name="Times New Roman" fo:font-size="12pt" fo:font-style="italic" officeooo:rsid="00127660" officeooo:paragraph-rsid="00127660" style:font-size-asian="12pt" style:font-style-asian="italic" style:font-size-complex="12pt" style:font-style-complex="italic"/>
    </style:style>
    <style:style style:name="P16" style:family="paragraph" style:parent-style-name="Text_20_body" style:list-style-name="L1">
      <style:paragraph-properties fo:text-align="justify" style:justify-single-word="false"/>
      <style:text-properties style:font-name="Times New Roman" fo:font-size="12pt" fo:font-style="italic" officeooo:rsid="001713c7" officeooo:paragraph-rsid="001713c7" style:font-size-asian="12pt" style:font-style-asian="italic" style:font-size-complex="12pt" style:font-style-complex="italic"/>
    </style:style>
    <style:style style:name="P17" style:family="paragraph" style:parent-style-name="Text_20_body" style:list-style-name="L1">
      <style:text-properties fo:color="#000000" style:font-name="Times New Roman" fo:font-size="12pt" officeooo:rsid="000e4172" officeooo:paragraph-rsid="000e4172" style:font-size-asian="12pt" style:font-size-complex="12pt"/>
    </style:style>
    <style:style style:name="P18" style:family="paragraph" style:parent-style-name="Text_20_body" style:list-style-name="L1">
      <style:paragraph-properties fo:text-align="justify" style:justify-single-word="false"/>
      <style:text-properties fo:color="#000000" style:font-name="Times New Roman" fo:font-size="12pt" officeooo:rsid="000e4172" officeooo:paragraph-rsid="000e4172" style:font-size-asian="12pt" style:font-size-complex="12pt"/>
    </style:style>
    <style:style style:name="P19" style:family="paragraph" style:parent-style-name="Text_20_body" style:list-style-name="L1">
      <style:text-properties fo:color="#000000" style:font-name="Times New Roman" fo:font-size="12pt" officeooo:rsid="000ea3bc" officeooo:paragraph-rsid="000ea3bc" style:font-size-asian="12pt" style:font-size-complex="12pt"/>
    </style:style>
    <style:style style:name="P20" style:family="paragraph" style:parent-style-name="Text_20_body" style:list-style-name="L1">
      <style:paragraph-properties fo:text-align="justify" style:justify-single-word="false"/>
      <style:text-properties fo:color="#000000" style:font-name="Times New Roman" fo:font-size="12pt" fo:font-style="italic" officeooo:rsid="00127660" officeooo:paragraph-rsid="00127660" style:font-size-asian="12pt" style:font-style-asian="italic" style:font-size-complex="12pt" style:font-style-complex="italic"/>
    </style:style>
    <style:style style:name="P21" style:family="paragraph" style:parent-style-name="Text_20_body" style:list-style-name="L1">
      <style:paragraph-properties fo:text-align="justify" style:justify-single-word="false"/>
      <style:text-properties fo:color="#000000" style:font-name="Times New Roman" fo:font-size="12pt" fo:font-style="italic" officeooo:rsid="0013d581" officeooo:paragraph-rsid="0013d581" style:font-size-asian="12pt" style:font-style-asian="italic" style:font-size-complex="12pt" style:font-style-complex="italic"/>
    </style:style>
    <style:style style:name="P22" style:family="paragraph" style:parent-style-name="Text_20_body" style:list-style-name="L1">
      <style:paragraph-properties fo:text-align="justify" style:justify-single-word="false"/>
      <style:text-properties fo:color="#000000" style:font-name="Times New Roman" fo:font-size="12pt" fo:font-style="italic" officeooo:rsid="0015510d" officeooo:paragraph-rsid="0015510d" style:font-size-asian="12pt" style:font-style-asian="italic" style:font-size-complex="12pt" style:font-style-complex="italic"/>
    </style:style>
    <style:style style:name="P23" style:family="paragraph" style:parent-style-name="Text_20_body">
      <style:paragraph-properties fo:text-align="justify" style:justify-single-word="false"/>
      <style:text-properties officeooo:rsid="000e4172" officeooo:paragraph-rsid="000e4172"/>
    </style:style>
    <style:style style:name="T1" style:family="text">
      <style:text-properties officeooo:rsid="000e014c"/>
    </style:style>
    <style:style style:name="T2" style:family="text">
      <style:text-properties fo:color="#000000"/>
    </style:style>
    <style:style style:name="T3" style:family="text">
      <style:text-properties fo:color="#000000" officeooo:rsid="000e4172"/>
    </style:style>
    <style:style style:name="T4" style:family="text">
      <style:text-properties officeooo:rsid="001082c9"/>
    </style:style>
    <style:style style:name="T5" style:family="text">
      <style:text-properties officeooo:rsid="00108a72"/>
    </style:style>
    <style:style style:name="T6" style:family="text">
      <style:text-properties officeooo:rsid="001130c7"/>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I – Analyse des besoins</text:h>
      <text:h text:style-name="Heading_20_2" text:outline-level="2">2.1 Liste des acteurs</text:h>
      <text:p text:style-name="P5">L<text:span text:style-name="T1">'utilisateur</text:span></text:p>
      <text:p text:style-name="P1"><text:tab/>A l'aide de l'application, <text:s/>l<text:span text:style-name="T4">'utilisateur</text:span> pourra <text:s/><text:span text:style-name="T4">éditer</text:span> ses propres grilles de Picross en <text:span text:style-name="T4">noircissant les cases de</text:span> la grille <text:span text:style-name="T4">comme voulu. Il peut également générer un fichier de sauvegarde de sa création exportable.</text:span></text:p>
      <text:p text:style-name="P3"><text:tab/><text:span text:style-name="T4">L'utilisateur pourra également se servir </text:span>de l'application pour jouer au Picross. Il <text:span text:style-name="T4">pourra sélectionner une des grilles à résoudre par défaut </text:span>ou <text:span text:style-name="T4">il</text:span> pourra importer des grilles édité<text:span text:style-name="T4">e</text:span>s <text:span text:style-name="T5">au préalable</text:span>. Lors de la résolution des grilles, il pourra faire appel à une aide de la machine.</text:p>
      <text:p text:style-name="P3"/>
      <text:h text:style-name="P6" text:outline-level="2">2.2 Expression des besoins</text:h>
      <text:p text:style-name="P2"/>
      <text:p text:style-name="P2"><text:tab/><text:span text:style-name="T1">Le client souhaite disposer d'une application réalisée sous Ruby. Celle-ci sera décomposée en deux grandes parties :</text:span></text:p>
      <text:p text:style-name="P2"/>
      <text:p text:style-name="P3">- <text:s/>L'édition de grilles de Picross via une interface simple permettant de <text:span text:style-name="T5">noircir</text:span> la grille voulue <text:span text:style-name="T5">ou de générer une grille aléatoirement</text:span>.</text:p>
      <text:p text:style-name="P2"/>
      <text:p text:style-name="P3">- <text:s/>La résolution des grilles de Picross, selon les règles traditionnelles du jeu, avec possibilité de demander de l'aide au jeu si le joueur est bloqué. <text:span text:style-name="T5">L'application doit également être capable de charger, au démarrage, la dernière grille en cours.</text:span></text:p>
      <text:p text:style-name="P2"/>
      <text:h text:style-name="P6" text:outline-level="2">2.3 Besoins fonctionnels</text:h>
      <text:p text:style-name="P2"/>
      <text:p text:style-name="P4">Édition des grilles de Picross :</text:p>
      <text:list xml:id="list6916686285712120510" text:style-name="L1">
        <text:list-item>
          <text:p text:style-name="P9">Création d'une nouvelle grille de Picross à partir d'un<text:span text:style-name="T6">e grille vierge</text:span></text:p>
          <text:list>
            <text:list-item>
              <text:p text:style-name="P13"><text:span text:style-name="T6">L</text:span>'utilisateur devra choisir la taille de grille puis noircir les cases tel qu'il le souhaite.</text:p>
            </text:list-item>
          </text:list>
        </text:list-item>
        <text:list-item>
          <text:p text:style-name="P12">Création d'une grille de Picross aléatoirement</text:p>
          <text:list>
            <text:list-item>
              <text:p text:style-name="P13">L'utilisateur doit avoir la possibilité, via un bouton par exemple, de noircir aléatoirement une grille dans l'éditeur. Il lui est également possible de la modifier manuellement par la suite.</text:p>
            </text:list-item>
          </text:list>
        </text:list-item>
        <text:list-item>
          <text:p text:style-name="P10"><text:span text:style-name="T3">Exportation d'une grille</text:span></text:p>
          <text:list>
            <text:list-item>
              <text:p text:style-name="P14"><text:span text:style-name="T3">A</text:span><text:span text:style-name="T2">près avoir édité sa grille, l'utilisateur peut générer un fichier de sauvegarde de sa grille qu'il pourra partager avec d'autres utilisateurs.</text:span></text:p>
            </text:list-item>
          </text:list>
        </text:list-item>
      </text:list>
      <text:p text:style-name="P4"/>
      <text:p text:style-name="P4"/>
      <text:p text:style-name="P4"><text:soft-page-break/>Résolution de grilles de Picross :</text:p>
      <text:p text:style-name="P4"><text:tab/></text:p>
      <text:list xml:id="list151513775166006" text:continue-numbering="true" text:style-name="L1">
        <text:list-item>
          <text:p text:style-name="P11"><text:span text:style-name="T6">Démarrer</text:span> une partie</text:p>
          <text:list>
            <text:list-item>
              <text:p text:style-name="P15">L'utilisateur doit choisir entre deux modes : « Grilles par défaut » ou « Grilles importées ». Ensuite il sélectionne la grille à laquelle il souhaite jouer.</text:p>
            </text:list-item>
          </text:list>
        </text:list-item>
        <text:list-item>
          <text:p text:style-name="P17">Aide à la résolution automatique</text:p>
          <text:list>
            <text:list-item>
              <text:p text:style-name="P20">Lors d'une partie, le joueur peut demander l'aide du jeu s'il se voit bloqué. Différents niveaux d'aide sont disponibles : résolution d'une case ou conseils.</text:p>
            </text:list-item>
          </text:list>
        </text:list-item>
        <text:list-item>
          <text:p text:style-name="P19">Sauvegarder la grille en cours</text:p>
          <text:list>
            <text:list-item>
              <text:p text:style-name="P21">L'application doit pouvoir gérer différentes manières de sauvegarder ses parties en cours. Soit l'application garde la dernière partie en cours en mémoire et propose de la reprendre au démarrage, soit on peut sauvegarder la partie en cours via une option dans la barre de menu.</text:p>
            </text:list-item>
          </text:list>
        </text:list-item>
        <text:list-item>
          <text:p text:style-name="P18">Importation d'une grille</text:p>
          <text:list>
            <text:list-item>
              <text:p text:style-name="P22">L'utilisateur doit pouvoir importer une grille sous forme de fichier de sauvegarde pour pouvoir y jouer.</text:p>
            </text:list-item>
          </text:list>
        </text:list-item>
      </text:list>
      <text:p text:style-name="P4"/>
      <text:p text:style-name="P2"/>
      <text:h text:style-name="P6" text:outline-level="2">2.4 Besoins non-fonctionnels</text:h>
      <text:p text:style-name="P2"/>
      <text:list xml:id="list151513787172097" text:continue-numbering="true" text:style-name="L1">
        <text:list-item>
          <text:p text:style-name="P11">Sérialisation des objets pour persistance</text:p>
          <text:list>
            <text:list-item>
              <text:p text:style-name="P16">L'application a la possibilité, à son extinction, <text:s/>de sérialiser les grilles, les statistiques et les options afin de pouvoir les récupérer au redémarrage de l'application.</text:p>
            </text:list-item>
          </text:list>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Arial1" svg:font-family="Arial"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efault" style:family="paragraph" style:default-outline-level="">
      <style:paragraph-properties fo:text-align="start" style:justify-single-word="false"/>
      <style:text-properties style:font-name="Arial1" fo:font-family="Arial" style:font-family-generic="roman" fo:font-size="12pt" style:font-size-asian="12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6T01:18:00</meta:creation-date>
    <dc:title>Cahier des charges</dc:title>
    <meta:initial-creator>Minimomo</meta:initial-creator>
    <dc:subject>Projet tuteuré S3 : POULPE (Portes-Ouvertes Université de Laval : Poste des Enquêtes)</dc:subject>
    <dc:date>2014-02-05T15:04:42.061000000</dc:date>
    <meta:editing-duration>PT10M58S</meta:editing-duration>
    <meta:editing-cycles>4</meta:editing-cycles>
    <meta:generator>LibreOffice/4.1.3.2$Windows_x86 LibreOffice_project/70feb7d99726f064edab4605a8ab840c50ec57a</meta:generator>
    <meta:document-statistic meta:table-count="0" meta:image-count="0" meta:object-count="0" meta:page-count="2" meta:paragraph-count="30" meta:word-count="449" meta:character-count="2801" meta:non-whitespace-character-count="2387"/>
  </office:meta>
</office:document-meta>
</file>